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68.96pt" svg:height="278.48pt" svg:x="671.24pt" svg:y="316.03pt">
            <draw:object draw:notify-on-update-of-ranges="Sheet1.F3:Sheet1.F22 Sheet1.G1:Sheet1.G2 Sheet1.G3:Sheet1.G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67.6pt" svg:height="262.37pt" svg:x="1144.77pt" svg:y="332.05pt">
            <draw:object draw:notify-on-update-of-ranges="Sheet1.I3:Sheet1.I22 Sheet1.J3:Sheet1.J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82.15pt" svg:height="363.23pt" svg:x="23.53pt" svg:y="669.63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461.85pt" svg:height="281.14pt" svg:x="196.53pt" svg:y="297.58pt">
            <draw:object draw:notify-on-update-of-ranges="Sheet1.A3:Sheet1.A22 Sheet1.B3:Sheet1.B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parse Graphs</text:p>
          </table:table-cell>
          <table:covered-table-cell/>
          <table:table-cell table:number-columns-repeated="3"/>
          <table:table-cell table:style-name="ce1" office:value-type="string" calcext:value-type="string" table:number-columns-spanned="2" table:number-rows-spanned="1">
            <text:p>Dense Graphs</text:p>
          </table:table-cell>
          <table:covered-table-cell/>
          <table:table-cell/>
          <table:table-cell office:value-type="string" calcext:value-type="string" table:number-columns-spanned="2" table:number-rows-spanned="1">
            <text:p>Memory; dense graphs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t(V)</text:p>
          </table:table-cell>
          <table:table-cell table:number-columns-repeated="3"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t(V)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em(V)</text:p>
          </table:table-cell>
          <table:table-cell table:style-name="ce1" office:value-type="string" calcext:value-type="string">
            <text:p>t(V)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10100" calcext:value-type="float">
            <text:p>1010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0100" calcext:value-type="float">
            <text:p>10100</text:p>
          </table:table-cell>
          <table:table-cell office:value-type="float" office:value="3987152" calcext:value-type="float">
            <text:p>3987152</text:p>
          </table:table-cell>
          <table:table-cell office:value-type="float" office:value="38917488" calcext:value-type="float">
            <text:p>38917488</text:p>
          </table:table-cell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0.44" calcext:value-type="float">
            <text:p>0.44</text:p>
          </table:table-cell>
          <table:table-cell table:number-columns-repeated="3"/>
          <table:table-cell office:value-type="float" office:value="40200" calcext:value-type="float">
            <text:p>40200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40200" calcext:value-type="float">
            <text:p>40200</text:p>
          </table:table-cell>
          <table:table-cell office:value-type="float" office:value="15797504" calcext:value-type="float">
            <text:p>15797504</text:p>
          </table:table-cell>
          <table:table-cell office:value-type="float" office:value="148807280" calcext:value-type="float">
            <text:p>148807280</text:p>
          </table:table-cell>
        </table:table-row>
        <table:table-row table:style-name="ro1">
          <table:table-cell office:value-type="float" office:value="90300" calcext:value-type="float">
            <text:p>90300</text:p>
          </table:table-cell>
          <table:table-cell office:value-type="float" office:value="1.85" calcext:value-type="float">
            <text:p>1.85</text:p>
          </table:table-cell>
          <table:table-cell table:number-columns-repeated="3"/>
          <table:table-cell office:value-type="float" office:value="90300" calcext:value-type="float">
            <text:p>90300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90300" calcext:value-type="float">
            <text:p>90300</text:p>
          </table:table-cell>
          <table:table-cell office:value-type="float" office:value="35318376" calcext:value-type="float">
            <text:p>35318376</text:p>
          </table:table-cell>
          <table:table-cell office:value-type="float" office:value="331695187" calcext:value-type="float">
            <text:p>331695187</text:p>
          </table:table-cell>
        </table:table-row>
        <table:table-row table:style-name="ro1">
          <table:table-cell office:value-type="float" office:value="160400" calcext:value-type="float">
            <text:p>160400</text:p>
          </table:table-cell>
          <table:table-cell office:value-type="float" office:value="3.45" calcext:value-type="float">
            <text:p>3.45</text:p>
          </table:table-cell>
          <table:table-cell table:number-columns-repeated="3"/>
          <table:table-cell office:value-type="float" office:value="160400" calcext:value-type="float">
            <text:p>160400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160400" calcext:value-type="float">
            <text:p>160400</text:p>
          </table:table-cell>
          <table:table-cell office:value-type="float" office:value="63120448" calcext:value-type="float">
            <text:p>63120448</text:p>
          </table:table-cell>
          <table:table-cell office:value-type="float" office:value="588489752" calcext:value-type="float">
            <text:p>588489752</text:p>
          </table:table-cell>
        </table:table-row>
        <table:table-row table:style-name="ro1">
          <table:table-cell office:value-type="float" office:value="250500" calcext:value-type="float">
            <text:p>250500</text:p>
          </table:table-cell>
          <table:table-cell office:value-type="float" office:value="6.88" calcext:value-type="float">
            <text:p>6.88</text:p>
          </table:table-cell>
          <table:table-cell table:number-columns-repeated="3"/>
          <table:table-cell office:value-type="float" office:value="250500" calcext:value-type="float">
            <text:p>250500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250500" calcext:value-type="float">
            <text:p>250500</text:p>
          </table:table-cell>
          <table:table-cell office:value-type="float" office:value="97869560" calcext:value-type="float">
            <text:p>97869560</text:p>
          </table:table-cell>
          <table:table-cell office:value-type="float" office:value="918314295" calcext:value-type="float">
            <text:p>918314295</text:p>
          </table:table-cell>
        </table:table-row>
        <table:table-row table:style-name="ro1">
          <table:table-cell office:value-type="float" office:value="360600" calcext:value-type="float">
            <text:p>360600</text:p>
          </table:table-cell>
          <table:table-cell office:value-type="float" office:value="17.32" calcext:value-type="float">
            <text:p>17.32</text:p>
          </table:table-cell>
          <table:table-cell table:number-columns-repeated="3"/>
          <table:table-cell office:value-type="float" office:value="360600" calcext:value-type="float">
            <text:p>360600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360600" calcext:value-type="float">
            <text:p>360600</text:p>
          </table:table-cell>
          <table:table-cell office:value-type="float" office:value="141289480" calcext:value-type="float">
            <text:p>141289480</text:p>
          </table:table-cell>
          <table:table-cell office:value-type="float" office:value="1321581885" calcext:value-type="float">
            <text:p>1321581885</text:p>
          </table:table-cell>
        </table:table-row>
        <table:table-row table:style-name="ro1">
          <table:table-cell office:value-type="float" office:value="490700" calcext:value-type="float">
            <text:p>490700</text:p>
          </table:table-cell>
          <table:table-cell office:value-type="float" office:value="28.27" calcext:value-type="float">
            <text:p>28.27</text:p>
          </table:table-cell>
          <table:table-cell table:number-columns-repeated="3"/>
          <table:table-cell office:value-type="float" office:value="490700" calcext:value-type="float">
            <text:p>490700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490700" calcext:value-type="float">
            <text:p>490700</text:p>
          </table:table-cell>
          <table:table-cell office:value-type="float" office:value="192379392" calcext:value-type="float">
            <text:p>192379392</text:p>
          </table:table-cell>
          <table:table-cell office:value-type="float" office:value="1801420341" calcext:value-type="float">
            <text:p>1801420341</text:p>
          </table:table-cell>
        </table:table-row>
        <table:table-row table:style-name="ro1">
          <table:table-cell office:value-type="float" office:value="640800" calcext:value-type="float">
            <text:p>640800</text:p>
          </table:table-cell>
          <table:table-cell office:value-type="float" office:value="38.16" calcext:value-type="float">
            <text:p>38.16</text:p>
          </table:table-cell>
          <table:table-cell table:number-columns-repeated="3"/>
          <table:table-cell office:value-type="float" office:value="640800" calcext:value-type="float">
            <text:p>640800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640800" calcext:value-type="float">
            <text:p>640800</text:p>
          </table:table-cell>
          <table:table-cell office:value-type="float" office:value="252584160" calcext:value-type="float">
            <text:p>252584160</text:p>
          </table:table-cell>
          <table:table-cell office:value-type="float" office:value="2349986048" calcext:value-type="float">
            <text:p>2349986048</text:p>
          </table:table-cell>
        </table:table-row>
        <table:table-row table:style-name="ro1">
          <table:table-cell office:value-type="float" office:value="810900" calcext:value-type="float">
            <text:p>810900</text:p>
          </table:table-cell>
          <table:table-cell office:value-type="float" office:value="61.18" calcext:value-type="float">
            <text:p>61.18</text:p>
          </table:table-cell>
          <table:table-cell table:number-columns-repeated="3"/>
          <table:table-cell office:value-type="float" office:value="810900" calcext:value-type="float">
            <text:p>810900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810900" calcext:value-type="float">
            <text:p>810900</text:p>
          </table:table-cell>
          <table:table-cell office:value-type="float" office:value="316462800" calcext:value-type="float">
            <text:p>316462800</text:p>
          </table:table-cell>
          <table:table-cell office:value-type="float" office:value="2968467886" calcext:value-type="float">
            <text:p>2968467886</text:p>
          </table:table-cell>
        </table:table-row>
        <table:table-row table:style-name="ro1">
          <table:table-cell office:value-type="float" office:value="1001000" calcext:value-type="float">
            <text:p>1001000</text:p>
          </table:table-cell>
          <table:table-cell office:value-type="float" office:value="67.77" calcext:value-type="float">
            <text:p>67.77</text:p>
          </table:table-cell>
          <table:table-cell table:number-columns-repeated="3"/>
          <table:table-cell office:value-type="float" office:value="1001000" calcext:value-type="float">
            <text:p>1001000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1001000" calcext:value-type="float">
            <text:p>1001000</text:p>
          </table:table-cell>
          <table:table-cell office:value-type="float" office:value="391664232" calcext:value-type="float">
            <text:p>391664232</text:p>
          </table:table-cell>
          <table:table-cell office:value-type="float" office:value="3776688225" calcext:value-type="float">
            <text:p>3776688225</text:p>
          </table:table-cell>
        </table:table-row>
        <table:table-row table:style-name="ro1">
          <table:table-cell office:value-type="float" office:value="1211100" calcext:value-type="float">
            <text:p>1211100</text:p>
          </table:table-cell>
          <table:table-cell office:value-type="float" office:value="91.79" calcext:value-type="float">
            <text:p>91.79</text:p>
          </table:table-cell>
          <table:table-cell table:number-columns-repeated="3"/>
          <table:table-cell office:value-type="float" office:value="1211100" calcext:value-type="float">
            <text:p>1211100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1211100" calcext:value-type="float">
            <text:p>1211100</text:p>
          </table:table-cell>
          <table:table-cell office:value-type="float" office:value="478968968" calcext:value-type="float">
            <text:p>478968968</text:p>
          </table:table-cell>
          <table:table-cell office:value-type="float" office:value="4564077107" calcext:value-type="float">
            <text:p>4564077107</text:p>
          </table:table-cell>
        </table:table-row>
        <table:table-row table:style-name="ro1">
          <table:table-cell office:value-type="float" office:value="1441200" calcext:value-type="float">
            <text:p>1441200</text:p>
          </table:table-cell>
          <table:table-cell office:value-type="float" office:value="157.13" calcext:value-type="float">
            <text:p>157.13</text:p>
          </table:table-cell>
          <table:table-cell table:number-columns-repeated="3"/>
          <table:table-cell office:value-type="float" office:value="1441200" calcext:value-type="float">
            <text:p>1441200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441200" calcext:value-type="float">
            <text:p>1441200</text:p>
          </table:table-cell>
          <table:table-cell office:value-type="float" office:value="565403800" calcext:value-type="float">
            <text:p>565403800</text:p>
          </table:table-cell>
          <table:table-cell office:value-type="float" office:value="5425242459" calcext:value-type="float">
            <text:p>5425242459</text:p>
          </table:table-cell>
        </table:table-row>
        <table:table-row table:style-name="ro1">
          <table:table-cell office:value-type="float" office:value="1691300" calcext:value-type="float">
            <text:p>1691300</text:p>
          </table:table-cell>
          <table:table-cell office:value-type="float" office:value="138.02" calcext:value-type="float">
            <text:p>138.02</text:p>
          </table:table-cell>
          <table:table-cell table:number-columns-repeated="3"/>
          <table:table-cell office:value-type="float" office:value="1691300" calcext:value-type="float">
            <text:p>1691300</text:p>
          </table:table-cell>
          <table:table-cell office:value-type="float" office:value="1.53" calcext:value-type="float">
            <text:p>1.53</text:p>
          </table:table-cell>
          <table:table-cell/>
          <table:table-cell office:value-type="float" office:value="1691300" calcext:value-type="float">
            <text:p>1691300</text:p>
          </table:table-cell>
          <table:table-cell office:value-type="float" office:value="659365560" calcext:value-type="float">
            <text:p>659365560</text:p>
          </table:table-cell>
          <table:table-cell office:value-type="float" office:value="6361298675" calcext:value-type="float">
            <text:p>6361298675</text:p>
          </table:table-cell>
        </table:table-row>
        <table:table-row table:style-name="ro1">
          <table:table-cell office:value-type="float" office:value="1961400" calcext:value-type="float">
            <text:p>1961400</text:p>
          </table:table-cell>
          <table:table-cell office:value-type="float" office:value="243.85" calcext:value-type="float">
            <text:p>243.85</text:p>
          </table:table-cell>
          <table:table-cell table:number-columns-repeated="3"/>
          <table:table-cell office:value-type="float" office:value="1961400" calcext:value-type="float">
            <text:p>1961400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float" office:value="1961400" calcext:value-type="float">
            <text:p>1961400</text:p>
          </table:table-cell>
          <table:table-cell office:value-type="float" office:value="769831768" calcext:value-type="float">
            <text:p>769831768</text:p>
          </table:table-cell>
          <table:table-cell office:value-type="float" office:value="7399801860" calcext:value-type="float">
            <text:p>7399801860</text:p>
          </table:table-cell>
        </table:table-row>
        <table:table-row table:style-name="ro1">
          <table:table-cell office:value-type="float" office:value="2251500" calcext:value-type="float">
            <text:p>2251500</text:p>
          </table:table-cell>
          <table:table-cell office:value-type="float" office:value="213.35" calcext:value-type="float">
            <text:p>213.35</text:p>
          </table:table-cell>
          <table:table-cell table:number-columns-repeated="3"/>
          <table:table-cell office:value-type="float" office:value="2251500" calcext:value-type="float">
            <text:p>2251500</text:p>
          </table:table-cell>
          <table:table-cell office:value-type="float" office:value="2.05" calcext:value-type="float">
            <text:p>2.05</text:p>
          </table:table-cell>
          <table:table-cell/>
          <table:table-cell office:value-type="float" office:value="2251500" calcext:value-type="float">
            <text:p>2251500</text:p>
          </table:table-cell>
          <table:table-cell office:value-type="float" office:value="894213536" calcext:value-type="float">
            <text:p>894213536</text:p>
          </table:table-cell>
          <table:table-cell office:value-type="float" office:value="8482518048" calcext:value-type="float">
            <text:p>8482518048</text:p>
          </table:table-cell>
        </table:table-row>
        <table:table-row table:style-name="ro1">
          <table:table-cell office:value-type="float" office:value="2561600" calcext:value-type="float">
            <text:p>2561600</text:p>
          </table:table-cell>
          <table:table-cell office:value-type="float" office:value="374.88" calcext:value-type="float">
            <text:p>374.88</text:p>
          </table:table-cell>
          <table:table-cell table:number-columns-repeated="3"/>
          <table:table-cell office:value-type="float" office:value="2561600" calcext:value-type="float">
            <text:p>2561600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float" office:value="2561600" calcext:value-type="float">
            <text:p>2561600</text:p>
          </table:table-cell>
          <table:table-cell office:value-type="float" office:value="1010735584" calcext:value-type="float">
            <text:p>1010735584</text:p>
          </table:table-cell>
          <table:table-cell office:value-type="float" office:value="9653473184" calcext:value-type="float">
            <text:p>9653473184</text:p>
          </table:table-cell>
        </table:table-row>
        <table:table-row table:style-name="ro1">
          <table:table-cell office:value-type="float" office:value="2891700" calcext:value-type="float">
            <text:p>2891700</text:p>
          </table:table-cell>
          <table:table-cell office:value-type="float" office:value="320.56" calcext:value-type="float">
            <text:p>320.56</text:p>
          </table:table-cell>
          <table:table-cell table:number-columns-repeated="3"/>
          <table:table-cell office:value-type="float" office:value="2891700" calcext:value-type="float">
            <text:p>2891700</text:p>
          </table:table-cell>
          <table:table-cell office:value-type="float" office:value="2.63" calcext:value-type="float">
            <text:p>2.63</text:p>
          </table:table-cell>
          <table:table-cell/>
          <table:table-cell office:value-type="float" office:value="2891700" calcext:value-type="float">
            <text:p>2891700</text:p>
          </table:table-cell>
          <table:table-cell office:value-type="float" office:value="1134768112" calcext:value-type="float">
            <text:p>1134768112</text:p>
          </table:table-cell>
          <table:table-cell office:value-type="float" office:value="10890410942" calcext:value-type="float">
            <text:p>10890410942</text:p>
          </table:table-cell>
        </table:table-row>
        <table:table-row table:style-name="ro1">
          <table:table-cell office:value-type="float" office:value="3241800" calcext:value-type="float">
            <text:p>3241800</text:p>
          </table:table-cell>
          <table:table-cell office:value-type="float" office:value="368.11" calcext:value-type="float">
            <text:p>368.11</text:p>
          </table:table-cell>
          <table:table-cell table:number-columns-repeated="3"/>
          <table:table-cell office:value-type="float" office:value="3241800" calcext:value-type="float">
            <text:p>3241800</text:p>
          </table:table-cell>
          <table:table-cell office:value-type="float" office:value="2.93" calcext:value-type="float">
            <text:p>2.93</text:p>
          </table:table-cell>
          <table:table-cell/>
          <table:table-cell office:value-type="float" office:value="3241800" calcext:value-type="float">
            <text:p>3241800</text:p>
          </table:table-cell>
          <table:table-cell office:value-type="float" office:value="1266327600" calcext:value-type="float">
            <text:p>1266327600</text:p>
          </table:table-cell>
          <table:table-cell office:value-type="float" office:value="12202319394" calcext:value-type="float">
            <text:p>12202319394</text:p>
          </table:table-cell>
        </table:table-row>
        <table:table-row table:style-name="ro1">
          <table:table-cell office:value-type="float" office:value="3611900" calcext:value-type="float">
            <text:p>3611900</text:p>
          </table:table-cell>
          <table:table-cell office:value-type="float" office:value="465.39" calcext:value-type="float">
            <text:p>465.39</text:p>
          </table:table-cell>
          <table:table-cell table:number-columns-repeated="3"/>
          <table:table-cell office:value-type="float" office:value="3611900" calcext:value-type="float">
            <text:p>3611900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float" office:value="3611900" calcext:value-type="float">
            <text:p>3611900</text:p>
          </table:table-cell>
          <table:table-cell office:value-type="float" office:value="1420592584" calcext:value-type="float">
            <text:p>1420592584</text:p>
          </table:table-cell>
          <table:table-cell office:value-type="float" office:value="13633611013" calcext:value-type="float">
            <text:p>13633611013</text:p>
          </table:table-cell>
        </table:table-row>
        <table:table-row table:style-name="ro1">
          <table:table-cell office:value-type="float" office:value="4002000" calcext:value-type="float">
            <text:p>4002000</text:p>
          </table:table-cell>
          <table:table-cell office:value-type="float" office:value="739.16" calcext:value-type="float">
            <text:p>739.16</text:p>
          </table:table-cell>
          <table:table-cell table:number-columns-repeated="3"/>
          <table:table-cell office:value-type="float" office:value="4002000" calcext:value-type="float">
            <text:p>4002000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4002000" calcext:value-type="float">
            <text:p>4002000</text:p>
          </table:table-cell>
          <table:table-cell office:value-type="float" office:value="1567193608" calcext:value-type="float">
            <text:p>1567193608</text:p>
          </table:table-cell>
          <table:table-cell office:value-type="float" office:value="15079476282" calcext:value-type="float">
            <text:p>1507947628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t(V)</text:p>
          </table:table-cell>
          <table:table-cell table:number-columns-repeated="9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02" calcext:value-type="float">
            <text:p>0.02</text:p>
          </table:table-cell>
          <table:table-cell table:number-columns-repeated="9"/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0.39" calcext:value-type="float">
            <text:p>0.39</text:p>
          </table:table-cell>
          <table:table-cell table:number-columns-repeated="9"/>
        </table:table-row>
        <table:table-row table:style-name="ro1">
          <table:table-cell office:value-type="float" office:value="90300" calcext:value-type="float">
            <text:p>90300</text:p>
          </table:table-cell>
          <table:table-cell office:value-type="float" office:value="1.53" calcext:value-type="float">
            <text:p>1.53</text:p>
          </table:table-cell>
          <table:table-cell table:number-columns-repeated="9"/>
        </table:table-row>
        <table:table-row table:style-name="ro1">
          <table:table-cell office:value-type="float" office:value="160400" calcext:value-type="float">
            <text:p>160400</text:p>
          </table:table-cell>
          <table:table-cell office:value-type="float" office:value="3.21" calcext:value-type="float">
            <text:p>3.21</text:p>
          </table:table-cell>
          <table:table-cell table:number-columns-repeated="9"/>
        </table:table-row>
        <table:table-row table:style-name="ro1">
          <table:table-cell office:value-type="float" office:value="250500" calcext:value-type="float">
            <text:p>250500</text:p>
          </table:table-cell>
          <table:table-cell office:value-type="float" office:value="6.34" calcext:value-type="float">
            <text:p>6.34</text:p>
          </table:table-cell>
          <table:table-cell table:number-columns-repeated="9"/>
        </table:table-row>
        <table:table-row table:style-name="ro1">
          <table:table-cell office:value-type="float" office:value="360600" calcext:value-type="float">
            <text:p>360600</text:p>
          </table:table-cell>
          <table:table-cell office:value-type="float" office:value="10.58" calcext:value-type="float">
            <text:p>10.58</text:p>
          </table:table-cell>
          <table:table-cell table:number-columns-repeated="9"/>
        </table:table-row>
        <table:table-row table:style-name="ro1">
          <table:table-cell office:value-type="float" office:value="490700" calcext:value-type="float">
            <text:p>490700</text:p>
          </table:table-cell>
          <table:table-cell office:value-type="float" office:value="23.8" calcext:value-type="float">
            <text:p>23.8</text:p>
          </table:table-cell>
          <table:table-cell table:number-columns-repeated="9"/>
        </table:table-row>
        <table:table-row table:style-name="ro1">
          <table:table-cell office:value-type="float" office:value="640800" calcext:value-type="float">
            <text:p>640800</text:p>
          </table:table-cell>
          <table:table-cell office:value-type="float" office:value="36.38" calcext:value-type="float">
            <text:p>36.38</text:p>
          </table:table-cell>
          <table:table-cell table:number-columns-repeated="9"/>
        </table:table-row>
        <table:table-row table:style-name="ro1">
          <table:table-cell office:value-type="float" office:value="810900" calcext:value-type="float">
            <text:p>810900</text:p>
          </table:table-cell>
          <table:table-cell office:value-type="float" office:value="53.55" calcext:value-type="float">
            <text:p>53.55</text:p>
          </table:table-cell>
          <table:table-cell table:number-columns-repeated="9"/>
        </table:table-row>
        <table:table-row table:style-name="ro1">
          <table:table-cell office:value-type="float" office:value="1001000" calcext:value-type="float">
            <text:p>1001000</text:p>
          </table:table-cell>
          <table:table-cell office:value-type="float" office:value="60.09" calcext:value-type="float">
            <text:p>60.09</text:p>
          </table:table-cell>
          <table:table-cell table:number-columns-repeated="9"/>
        </table:table-row>
        <table:table-row table:style-name="ro1">
          <table:table-cell office:value-type="float" office:value="1211100" calcext:value-type="float">
            <text:p>1211100</text:p>
          </table:table-cell>
          <table:table-cell office:value-type="float" office:value="81.18" calcext:value-type="float">
            <text:p>81.18</text:p>
          </table:table-cell>
          <table:table-cell table:number-columns-repeated="9"/>
        </table:table-row>
        <table:table-row table:style-name="ro1">
          <table:table-cell office:value-type="float" office:value="1441200" calcext:value-type="float">
            <text:p>1441200</text:p>
          </table:table-cell>
          <table:table-cell office:value-type="float" office:value="129.38" calcext:value-type="float">
            <text:p>129.38</text:p>
          </table:table-cell>
          <table:table-cell table:number-columns-repeated="9"/>
        </table:table-row>
        <table:table-row table:style-name="ro1">
          <table:table-cell office:value-type="float" office:value="1691300" calcext:value-type="float">
            <text:p>1691300</text:p>
          </table:table-cell>
          <table:table-cell office:value-type="float" office:value="166.3" calcext:value-type="float">
            <text:p>166.3</text:p>
          </table:table-cell>
          <table:table-cell table:number-columns-repeated="9"/>
        </table:table-row>
        <table:table-row table:style-name="ro1">
          <table:table-cell office:value-type="float" office:value="1961400" calcext:value-type="float">
            <text:p>1961400</text:p>
          </table:table-cell>
          <table:table-cell office:value-type="float" office:value="205.73" calcext:value-type="float">
            <text:p>205.73</text:p>
          </table:table-cell>
          <table:table-cell table:number-columns-repeated="9"/>
        </table:table-row>
        <table:table-row table:style-name="ro1">
          <table:table-cell office:value-type="float" office:value="2251500" calcext:value-type="float">
            <text:p>2251500</text:p>
          </table:table-cell>
          <table:table-cell office:value-type="float" office:value="262.45" calcext:value-type="float">
            <text:p>262.45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table:number-columns-repeated="4"/>
          <table:table-cell table:number-columns-repeated="7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style-name="ce1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0" number:min-integer-digits="0" number:decimal-replacement=""/>
    </number:number-style>
    <number:number-style style:name="N10121" number:language="pt" number:country="PT">
      <number:number number:decimal-places="0" loext:min-decimal-places="0" number:min-integer-digits="0" number:grouping="true"/>
    </number:number-style>
    <number:number-style style:name="N20107" number:language="de" number:country="DE">
      <number:number number:decimal-places="0" loext:min-decimal-places="0" number:min-integer-digits="0" number:grouping="true"/>
    </number:number-style>
    <number:number-style style:name="N20108" number:language="de" number:country="DE">
      <number:number number:decimal-places="1" loext:min-decimal-places="1" number:min-integer-digits="0" number:grouping="true"/>
    </number:number-style>
    <number:number-style style:name="N20109" number:language="de" number:country="DE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9">00/00/0000</text:date>, <text:time style:data-style-name="N2" text:time-value="17:36:56.520667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5:45:01.722455779</meta:creation-date>
    <dc:date>2018-04-29T18:17:38.351533605</dc:date>
    <meta:editing-duration>PT55M9S</meta:editing-duration>
    <meta:editing-cycles>7</meta:editing-cycles>
    <meta:generator>LibreOffice/5.4.6.2$Linux_X86_64 LibreOffice_project/40m0$Build-2</meta:generator>
    <meta:document-statistic meta:table-count="1" meta:cell-count="18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03" number:language="de" number:country="DE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000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102cm" svg:stroke-color="#f582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38cm" svg:height="12.815cm" xlink:href="." xlink:type="simple" chart:class="chart:scatter" chart:style-name="ch1">
        <chart:title svg:x="7.367cm" svg:y="0.392cm" chart:style-name="ch2">
          <text:p>Tempo em função de |V|; G1</text:p>
        </chart:title>
        <chart:plot-area chart:style-name="ch3" chart:data-source-has-labels="both" svg:x="1.386cm" svg:y="1.399cm" svg:width="18.742cm" svg:height="10.214cm">
          <chartooo:coordinate-region svg:x="2.223cm" svg:y="1.609cm" svg:width="17.108cm" svg:height="9.335cm"/>
          <chart:axis chart:dimension="x" chart:name="primary-x" chart:style-name="ch4" chartooo:axis-type="auto">
            <chart:title svg:x="10.602cm" svg:y="11.87cm" chart:style-name="ch5">
              <text:p>V</text:p>
            </chart:title>
            <chart:categories table:cell-range-address="local-table.$A$2:.$A$17"/>
          </chart:axis>
          <chart:axis chart:dimension="y" chart:name="primary-y" chart:style-name="ch6">
            <chart:title svg:x="0.451cm" svg:y="7.052cm" chart:style-name="ch7">
              <text:p>t(V) (s)</text:p>
            </chart:title>
            <chart:grid chart:style-name="ch8" chart:class="major"/>
          </chart:axis>
          <chart:series chart:style-name="ch9" chart:values-cell-range-address="local-table.$C$2:.$C$17" chart:label-cell-address="local-table.$C$1" chart:class="chart:scatter">
            <chart:domain table:cell-range-address="local-table.$B$2:.$B$17"/>
            <chart:regression-curve chart:style-name="ch1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(V)</text:p>
                <text:list>
                  <text:list-item>
                    <text:p/>
                  </text:list-item>
                  <text:list-item>
                    <text:p>t(V)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00">
                <text:p>101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200">
                <text:p>4020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300">
                <text:p>90300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400">
                <text:p>16040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500">
                <text:p>250500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600">
                <text:p>360600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700">
                <text:p>490700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800">
                <text:p>640800</text:p>
              </table:table-cell>
              <table:table-cell office:value-type="float" office:value="36.38">
                <text:p>36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900">
                <text:p>810900</text:p>
              </table:table-cell>
              <table:table-cell office:value-type="float" office:value="53.55">
                <text:p>53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1000">
                <text:p>1001000</text:p>
              </table:table-cell>
              <table:table-cell office:value-type="float" office:value="60.09">
                <text:p>60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1100">
                <text:p>1211100</text:p>
              </table:table-cell>
              <table:table-cell office:value-type="float" office:value="81.18">
                <text:p>81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1200">
                <text:p>1441200</text:p>
              </table:table-cell>
              <table:table-cell office:value-type="float" office:value="129.38">
                <text:p>129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1300">
                <text:p>1691300</text:p>
              </table:table-cell>
              <table:table-cell office:value-type="float" office:value="166.3">
                <text:p>166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1400">
                <text:p>1961400</text:p>
              </table:table-cell>
              <table:table-cell office:value-type="float" office:value="205.73">
                <text:p>205.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1500">
                <text:p>2251500</text:p>
              </table:table-cell>
              <table:table-cell office:value-type="float" office:value="262.45">
                <text:p>262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03" number:language="de" number:country="DE">
      <number:number number:decimal-places="0" loext:min-decimal-places="0" number:min-integer-digits="1" number:grouping="true"/>
    </number:number-style>
    <number:number-style style:name="N20109" number:language="de" number:country="DE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000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0109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582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45cm" svg:height="9.825cm" xlink:href=".." xlink:type="simple" chart:class="chart:scatter" chart:style-name="ch1">
        <chart:title svg:x="5.37cm" svg:y="0.332cm" chart:style-name="ch2">
          <text:p>Tempo em função de |V|; G2</text:p>
        </chart:title>
        <chart:plot-area chart:style-name="ch3" table:cell-range-address="Sheet1.F3:Sheet1.G22 Sheet1.G1:Sheet1.G2" chart:data-source-has-labels="row" svg:x="1.306cm" svg:y="1.279cm" svg:width="14.909cm" svg:height="7.404cm">
          <chartooo:coordinate-region svg:x="2.059cm" svg:y="1.489cm" svg:width="13.359cm" svg:height="6.525cm"/>
          <chart:axis chart:dimension="x" chart:name="primary-x" chart:style-name="ch4">
            <chart:title svg:x="8.605cm" svg:y="8.88cm" chart:style-name="ch5">
              <text:p>V</text:p>
            </chart:title>
          </chart:axis>
          <chart:axis chart:dimension="y" chart:name="primary-y" chart:style-name="ch6">
            <chart:title svg:x="0.451cm" svg:y="5.527cm" chart:style-name="ch7">
              <text:p>t(V) (s)</text:p>
            </chart:title>
            <chart:grid chart:style-name="ch8" chart:class="major"/>
          </chart:axis>
          <chart:series chart:style-name="ch9" chart:values-cell-range-address="Sheet1.G3:Sheet1.G22" chart:label-cell-address="Sheet1.G1:Sheet1.G2" chart:class="chart:scatter">
            <chart:domain table:cell-range-address="Sheet1.F3:Sheet1.F22"/>
            <chart:regression-curve chart:style-name="ch10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(V)</text:p>
                <text:list>
                  <text:list-item>
                    <text:p/>
                  </text:list-item>
                  <text:list-item>
                    <text:p>t(V)</text:p>
                  </text:list-item>
                </text:list>
                <draw:g>
                  <svg:desc>Sheet1.G1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00">
                <text:p>10100</text:p>
                <draw:g>
                  <svg:desc>Sheet1.F3:Sheet1.F22</svg:desc>
                </draw:g>
              </table:table-cell>
              <table:table-cell office:value-type="float" office:value="0.01">
                <text:p>0.01</text:p>
                <draw:g>
                  <svg:desc>Sheet1.G3:Sheet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200">
                <text:p>402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300">
                <text:p>903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400">
                <text:p>1604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500">
                <text:p>2505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600">
                <text:p>3606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700">
                <text:p>4907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800">
                <text:p>64080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900">
                <text:p>81090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1000">
                <text:p>100100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1100">
                <text:p>12111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1200">
                <text:p>144120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1300">
                <text:p>1691300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1400">
                <text:p>196140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1500">
                <text:p>2251500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1600">
                <text:p>256160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91700">
                <text:p>2891700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1800">
                <text:p>3241800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1900">
                <text:p>361190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2000">
                <text:p>4002000</text:p>
              </table:table-cell>
              <table:table-cell office:value-type="float" office:value="3.62">
                <text:p>3.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03" number:language="de" number:country="DE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000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582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97cm" svg:height="9.257cm" xlink:href=".." xlink:type="simple" chart:class="chart:scatter" chart:style-name="ch1">
        <chart:title svg:x="4.746cm" svg:y="0.321cm" chart:style-name="ch2">
          <text:p>Memória máxima em função de |V|</text:p>
        </chart:title>
        <chart:plot-area chart:style-name="ch3" table:cell-range-address="Sheet1.I3:Sheet1.J22" svg:x="1.305cm" svg:y="1.257cm" svg:width="14.863cm" svg:height="6.869cm">
          <chartooo:coordinate-region svg:x="3.538cm" svg:y="1.467cm" svg:width="11.526cm" svg:height="5.99cm"/>
          <chart:axis chart:dimension="x" chart:name="primary-x" chart:style-name="ch4">
            <chart:title svg:x="8.581cm" svg:y="8.312cm" chart:style-name="ch5">
              <text:p>V</text:p>
            </chart:title>
          </chart:axis>
          <chart:axis chart:dimension="y" chart:name="primary-y" chart:style-name="ch4">
            <chart:title svg:x="0.451cm" svg:y="6.172cm" chart:style-name="ch6">
              <text:p>memPeak(V) (bytes)</text:p>
            </chart:title>
            <chart:grid chart:style-name="ch7" chart:class="major"/>
          </chart:axis>
          <chart:series chart:style-name="ch8" chart:values-cell-range-address="Sheet1.J3:Sheet1.J22" chart:class="chart:scatter">
            <chart:domain table:cell-range-address="Sheet1.I3:Sheet1.I22"/>
            <chart:regression-curve chart:style-name="ch9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00">
                <text:p>10100</text:p>
                <draw:g>
                  <svg:desc>Sheet1.I3:Sheet1.I22</svg:desc>
                </draw:g>
              </table:table-cell>
              <table:table-cell office:value-type="float" office:value="3987152">
                <text:p>3987152</text:p>
                <draw:g>
                  <svg:desc>Sheet1.J3:Sheet1.J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200">
                <text:p>40200</text:p>
              </table:table-cell>
              <table:table-cell office:value-type="float" office:value="15797504">
                <text:p>15797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300">
                <text:p>90300</text:p>
              </table:table-cell>
              <table:table-cell office:value-type="float" office:value="35318376">
                <text:p>353183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400">
                <text:p>160400</text:p>
              </table:table-cell>
              <table:table-cell office:value-type="float" office:value="63120448">
                <text:p>63120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500">
                <text:p>250500</text:p>
              </table:table-cell>
              <table:table-cell office:value-type="float" office:value="97869560">
                <text:p>978695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600">
                <text:p>360600</text:p>
              </table:table-cell>
              <table:table-cell office:value-type="float" office:value="141289480">
                <text:p>141289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700">
                <text:p>490700</text:p>
              </table:table-cell>
              <table:table-cell office:value-type="float" office:value="192379392">
                <text:p>192379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800">
                <text:p>640800</text:p>
              </table:table-cell>
              <table:table-cell office:value-type="float" office:value="252584160">
                <text:p>2525841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900">
                <text:p>810900</text:p>
              </table:table-cell>
              <table:table-cell office:value-type="float" office:value="316462800">
                <text:p>316462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1000">
                <text:p>1001000</text:p>
              </table:table-cell>
              <table:table-cell office:value-type="float" office:value="391664232">
                <text:p>391664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1100">
                <text:p>1211100</text:p>
              </table:table-cell>
              <table:table-cell office:value-type="float" office:value="478968968">
                <text:p>478968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1200">
                <text:p>1441200</text:p>
              </table:table-cell>
              <table:table-cell office:value-type="float" office:value="565403800">
                <text:p>565403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1300">
                <text:p>1691300</text:p>
              </table:table-cell>
              <table:table-cell office:value-type="float" office:value="659365560">
                <text:p>6593655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1400">
                <text:p>1961400</text:p>
              </table:table-cell>
              <table:table-cell office:value-type="float" office:value="769831768">
                <text:p>7698317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1500">
                <text:p>2251500</text:p>
              </table:table-cell>
              <table:table-cell office:value-type="float" office:value="894213536">
                <text:p>894213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1600">
                <text:p>2561600</text:p>
              </table:table-cell>
              <table:table-cell office:value-type="float" office:value="1010735584">
                <text:p>10107355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91700">
                <text:p>2891700</text:p>
              </table:table-cell>
              <table:table-cell office:value-type="float" office:value="1134768112">
                <text:p>1134768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1800">
                <text:p>3241800</text:p>
              </table:table-cell>
              <table:table-cell office:value-type="float" office:value="1266327600">
                <text:p>1266327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1900">
                <text:p>3611900</text:p>
              </table:table-cell>
              <table:table-cell office:value-type="float" office:value="1420592584">
                <text:p>1420592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2000">
                <text:p>4002000</text:p>
              </table:table-cell>
              <table:table-cell office:value-type="float" office:value="1567193608">
                <text:p>15671936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03" number:language="de" number:country="DE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000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102cm" svg:stroke-color="#f582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94cm" svg:height="9.919cm" xlink:href=".." xlink:type="simple" chart:class="chart:scatter" chart:style-name="ch1">
        <chart:title svg:x="5.245cm" svg:y="0.334cm" chart:style-name="ch2">
          <text:p>Tempo em função de |V|; G1</text:p>
        </chart:title>
        <chart:plot-area chart:style-name="ch3" table:cell-range-address="Sheet1.A3:Sheet1.B22" svg:x="1.301cm" svg:y="1.283cm" svg:width="14.668cm" svg:height="7.492cm">
          <chartooo:coordinate-region svg:x="2.138cm" svg:y="1.493cm" svg:width="13.034cm" svg:height="6.613cm"/>
          <chart:axis chart:dimension="x" chart:name="primary-x" chart:style-name="ch4">
            <chart:title svg:x="8.48cm" svg:y="8.974cm" chart:style-name="ch5">
              <text:p>V</text:p>
            </chart:title>
          </chart:axis>
          <chart:axis chart:dimension="y" chart:name="primary-y" chart:style-name="ch6">
            <chart:title svg:x="0.451cm" svg:y="5.575cm" chart:style-name="ch7">
              <text:p>t(V) (s)</text:p>
            </chart:title>
            <chart:grid chart:style-name="ch8" chart:class="major"/>
          </chart:axis>
          <chart:series chart:style-name="ch9" chart:values-cell-range-address="Sheet1.B3:Sheet1.B22" chart:class="chart:scatter">
            <chart:domain table:cell-range-address="Sheet1.A3:Sheet1.A22"/>
            <chart:regression-curve chart:style-name="ch10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00">
                <text:p>10100</text:p>
                <draw:g>
                  <svg:desc>Sheet1.A3:Sheet1.A22</svg:desc>
                </draw:g>
              </table:table-cell>
              <table:table-cell office:value-type="float" office:value="0.02">
                <text:p>0.02</text:p>
                <draw:g>
                  <svg:desc>Sheet1.B3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200">
                <text:p>402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300">
                <text:p>9030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400">
                <text:p>16040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500">
                <text:p>250500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600">
                <text:p>360600</text:p>
              </table:table-cell>
              <table:table-cell office:value-type="float" office:value="17.32">
                <text:p>17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700">
                <text:p>490700</text:p>
              </table:table-cell>
              <table:table-cell office:value-type="float" office:value="28.27">
                <text:p>28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800">
                <text:p>640800</text:p>
              </table:table-cell>
              <table:table-cell office:value-type="float" office:value="38.16">
                <text:p>38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900">
                <text:p>810900</text:p>
              </table:table-cell>
              <table:table-cell office:value-type="float" office:value="61.18">
                <text:p>61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1000">
                <text:p>1001000</text:p>
              </table:table-cell>
              <table:table-cell office:value-type="float" office:value="67.77">
                <text:p>67.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1100">
                <text:p>1211100</text:p>
              </table:table-cell>
              <table:table-cell office:value-type="float" office:value="91.79">
                <text:p>91.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1200">
                <text:p>1441200</text:p>
              </table:table-cell>
              <table:table-cell office:value-type="float" office:value="157.13">
                <text:p>157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1300">
                <text:p>1691300</text:p>
              </table:table-cell>
              <table:table-cell office:value-type="float" office:value="138.02">
                <text:p>138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1400">
                <text:p>1961400</text:p>
              </table:table-cell>
              <table:table-cell office:value-type="float" office:value="243.85">
                <text:p>243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1500">
                <text:p>2251500</text:p>
              </table:table-cell>
              <table:table-cell office:value-type="float" office:value="213.35">
                <text:p>213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1600">
                <text:p>2561600</text:p>
              </table:table-cell>
              <table:table-cell office:value-type="float" office:value="374.88">
                <text:p>374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91700">
                <text:p>2891700</text:p>
              </table:table-cell>
              <table:table-cell office:value-type="float" office:value="320.56">
                <text:p>320.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1800">
                <text:p>3241800</text:p>
              </table:table-cell>
              <table:table-cell office:value-type="float" office:value="368.11">
                <text:p>368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1900">
                <text:p>3611900</text:p>
              </table:table-cell>
              <table:table-cell office:value-type="float" office:value="465.39">
                <text:p>465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2000">
                <text:p>4002000</text:p>
              </table:table-cell>
              <table:table-cell office:value-type="float" office:value="739.16">
                <text:p>739.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